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C000000251884BC4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ru" fo:country="RU" officeooo:rsid="001c6299" officeooo:paragraph-rsid="001c6299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f51ed" officeooo:paragraph-rsid="001f51ed"/>
    </style:style>
    <style:style style:name="P3" style:family="paragraph" style:parent-style-name="Standard">
      <style:paragraph-properties fo:text-align="start" style:justify-single-word="false"/>
      <style:text-properties fo:language="ru" fo:country="RU" officeooo:rsid="001f51ed" officeooo:paragraph-rsid="00406aba"/>
    </style:style>
    <style:style style:name="P4" style:family="paragraph" style:parent-style-name="Standard">
      <style:paragraph-properties fo:text-align="start" style:justify-single-word="false"/>
      <style:text-properties fo:language="ru" fo:country="RU" officeooo:rsid="0020372d" officeooo:paragraph-rsid="0020372d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227701" officeooo:paragraph-rsid="00227701"/>
    </style:style>
    <style:style style:name="P6" style:family="paragraph" style:parent-style-name="Standard">
      <style:paragraph-properties fo:text-align="start" style:justify-single-word="false"/>
      <style:text-properties fo:language="ru" fo:country="RU" officeooo:rsid="002374fa" officeooo:paragraph-rsid="002374fa"/>
    </style:style>
    <style:style style:name="P7" style:family="paragraph" style:parent-style-name="Standard">
      <style:paragraph-properties fo:text-align="start" style:justify-single-word="false"/>
      <style:text-properties fo:language="ru" fo:country="RU" officeooo:rsid="00282d23" officeooo:paragraph-rsid="00282d23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2a1d08" officeooo:paragraph-rsid="002a1d08"/>
    </style:style>
    <style:style style:name="P9" style:family="paragraph" style:parent-style-name="Standard">
      <style:paragraph-properties fo:text-align="start" style:justify-single-word="false"/>
      <style:text-properties fo:language="ru" fo:country="RU" officeooo:rsid="002b6040" officeooo:paragraph-rsid="002b6040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2beff6" officeooo:paragraph-rsid="002beff6"/>
    </style:style>
    <style:style style:name="P11" style:family="paragraph" style:parent-style-name="Standard">
      <style:paragraph-properties fo:text-align="start" style:justify-single-word="false"/>
      <style:text-properties fo:language="ru" fo:country="RU" officeooo:rsid="002d9964" officeooo:paragraph-rsid="002d9964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2d9964" officeooo:paragraph-rsid="002f77a3"/>
    </style:style>
    <style:style style:name="P13" style:family="paragraph" style:parent-style-name="Standard">
      <style:paragraph-properties fo:text-align="start" style:justify-single-word="false"/>
      <style:text-properties fo:language="ru" fo:country="RU" officeooo:rsid="0030f2c5" officeooo:paragraph-rsid="0030f2c5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rsid="0031a233" officeooo:paragraph-rsid="0031a233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rsid="0031a233" officeooo:paragraph-rsid="0032ee27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rsid="00343a82" officeooo:paragraph-rsid="00343a82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rsid="00349294" officeooo:paragraph-rsid="00349294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rsid="00349294" officeooo:paragraph-rsid="00388288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rsid="00388288" officeooo:paragraph-rsid="00388288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rsid="00392715" officeooo:paragraph-rsid="00392715"/>
    </style:style>
    <style:style style:name="P21" style:family="paragraph" style:parent-style-name="Standard">
      <style:paragraph-properties fo:text-align="start" style:justify-single-word="false"/>
      <style:text-properties fo:language="ru" fo:country="RU" officeooo:rsid="003aa00d" officeooo:paragraph-rsid="003aa00d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rsid="003b4d05" officeooo:paragraph-rsid="003b4d05"/>
    </style:style>
    <style:style style:name="P23" style:family="paragraph" style:parent-style-name="Standard">
      <style:paragraph-properties fo:text-align="start" style:justify-single-word="false"/>
      <style:text-properties fo:language="ru" fo:country="RU" officeooo:rsid="003b8576" officeooo:paragraph-rsid="003b8576"/>
    </style:style>
    <style:style style:name="P24" style:family="paragraph" style:parent-style-name="Standard">
      <style:paragraph-properties fo:text-align="start" style:justify-single-word="false"/>
      <style:text-properties fo:language="ru" fo:country="RU" officeooo:rsid="003d7895" officeooo:paragraph-rsid="003d7895"/>
    </style:style>
    <style:style style:name="P25" style:family="paragraph" style:parent-style-name="Standard">
      <style:paragraph-properties fo:text-align="start" style:justify-single-word="false"/>
      <style:text-properties fo:language="ru" fo:country="RU" officeooo:rsid="00406aba" officeooo:paragraph-rsid="00406aba"/>
    </style:style>
    <style:style style:name="P26" style:family="paragraph" style:parent-style-name="Standard">
      <style:paragraph-properties fo:text-align="start" style:justify-single-word="false"/>
      <style:text-properties fo:language="ru" fo:country="RU" officeooo:rsid="0040ceef" officeooo:paragraph-rsid="0040ceef"/>
    </style:style>
    <style:style style:name="P27" style:family="paragraph" style:parent-style-name="Standard">
      <style:paragraph-properties fo:text-align="start" style:justify-single-word="false"/>
      <style:text-properties fo:language="ru" fo:country="RU" officeooo:rsid="00438dc0" officeooo:paragraph-rsid="00438dc0"/>
    </style:style>
    <style:style style:name="P28" style:family="paragraph" style:parent-style-name="Standard">
      <style:paragraph-properties fo:text-align="start" style:justify-single-word="false"/>
      <style:text-properties fo:language="ru" fo:country="RU" officeooo:rsid="00438dc0" officeooo:paragraph-rsid="0043b77b"/>
    </style:style>
    <style:style style:name="P29" style:family="paragraph" style:parent-style-name="Standard">
      <style:paragraph-properties fo:text-align="start" style:justify-single-word="false"/>
      <style:text-properties fo:language="ru" fo:country="RU" fo:font-weight="bold" officeooo:rsid="001f51ed" officeooo:paragraph-rsid="001f51ed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language="ru" fo:country="RU" fo:font-weight="bold" officeooo:rsid="001f51ed" officeooo:paragraph-rsid="003cc744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language="ru" fo:country="RU" fo:font-weight="bold" officeooo:rsid="001f51ed" officeooo:paragraph-rsid="00406aba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language="ru" fo:country="RU" fo:font-weight="bold" officeooo:rsid="002b6040" officeooo:paragraph-rsid="002b6040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language="ru" fo:country="RU" fo:font-weight="bold" officeooo:rsid="002d9964" officeooo:paragraph-rsid="002d9964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ru" fo:country="RU" fo:font-weight="bold" officeooo:rsid="002d9964" officeooo:paragraph-rsid="002f77a3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language="ru" fo:country="RU" fo:font-weight="bold" officeooo:rsid="0030f2c5" officeooo:paragraph-rsid="0030f2c5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language="ru" fo:country="RU" fo:font-weight="bold" officeooo:rsid="0031a233" officeooo:paragraph-rsid="0031a233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language="ru" fo:country="RU" fo:font-weight="bold" officeooo:rsid="003aa00d" officeooo:paragraph-rsid="003aa00d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language="ru" fo:country="RU" fo:font-weight="bold" officeooo:rsid="003d7895" officeooo:paragraph-rsid="003d7895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language="ru" fo:country="RU" fo:font-weight="bold" officeooo:rsid="001c6299" officeooo:paragraph-rsid="001c6299" style:font-size-asian="14pt" style:font-weight-asian="bold" style:font-size-complex="14pt" style:font-weight-complex="bold"/>
    </style:style>
    <style:style style:name="T1" style:family="text">
      <style:text-properties officeooo:rsid="0021ad6e"/>
    </style:style>
    <style:style style:name="T2" style:family="text">
      <style:text-properties officeooo:rsid="002374fa"/>
    </style:style>
    <style:style style:name="T3" style:family="text">
      <style:text-properties officeooo:rsid="0024d609"/>
    </style:style>
    <style:style style:name="T4" style:family="text">
      <style:text-properties officeooo:rsid="002759e0"/>
    </style:style>
    <style:style style:name="T5" style:family="text">
      <style:text-properties officeooo:rsid="002957f4"/>
    </style:style>
    <style:style style:name="T6" style:family="text">
      <style:text-properties officeooo:rsid="002beff6"/>
    </style:style>
    <style:style style:name="T7" style:family="text">
      <style:text-properties officeooo:rsid="002d9964"/>
    </style:style>
    <style:style style:name="T8" style:family="text">
      <style:text-properties officeooo:rsid="002f3fde"/>
    </style:style>
    <style:style style:name="T9" style:family="text">
      <style:text-properties officeooo:rsid="002f77a3"/>
    </style:style>
    <style:style style:name="T10" style:family="text">
      <style:text-properties officeooo:rsid="0031a233"/>
    </style:style>
    <style:style style:name="T11" style:family="text">
      <style:text-properties officeooo:rsid="0032ee27"/>
    </style:style>
    <style:style style:name="T12" style:family="text">
      <style:text-properties officeooo:rsid="00343c6f"/>
    </style:style>
    <style:style style:name="T13" style:family="text">
      <style:text-properties officeooo:rsid="0035ab0b"/>
    </style:style>
    <style:style style:name="T14" style:family="text">
      <style:text-properties officeooo:rsid="003b4d05"/>
    </style:style>
    <style:style style:name="T15" style:family="text">
      <style:text-properties officeooo:rsid="003cc744"/>
    </style:style>
    <style:style style:name="T16" style:family="text">
      <style:text-properties officeooo:rsid="0040ceef"/>
    </style:style>
    <style:style style:name="T17" style:family="text">
      <style:text-properties officeooo:rsid="0041c0d4"/>
    </style:style>
    <style:style style:name="T18" style:family="text">
      <style:text-properties officeooo:rsid="0043b77b"/>
    </style:style>
    <style:style style:name="T19" style:family="text">
      <style:text-properties officeooo:rsid="0045883e"/>
    </style:style>
    <style:style style:name="T20" style:family="text">
      <style:text-properties officeooo:rsid="00490b94"/>
    </style:style>
    <style:style style:name="T21" style:family="text">
      <style:text-properties officeooo:rsid="004af940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4c0763"/>
    </style:style>
    <style:style style:name="T24" style:family="text">
      <style:text-properties officeooo:rsid="004d8249"/>
    </style:style>
    <style:style style:name="T25" style:family="text">
      <style:text-properties officeooo:rsid="004d864d"/>
    </style:style>
    <style:style style:name="T26" style:family="text">
      <style:text-properties officeooo:rsid="004e4d93"/>
    </style:style>
    <style:style style:name="T27" style:family="text">
      <style:text-properties officeooo:rsid="004e7f84"/>
    </style:style>
    <style:style style:name="T28" style:family="text">
      <style:text-properties officeooo:rsid="004fbd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group unified hierarhy</text:p>
      <text:p text:style-name="P39">(Единая иерархия контрольных групп)</text:p>
      <text:p text:style-name="P1"/>
      <text:p text:style-name="P1">April, 2014 <text:s text:c="12"/>Tejun Heo &lt;<text:a xlink:type="simple" xlink:href="mailto:tj@kernel.org">tj@kernel.org</text:a>&gt;</text:p>
      <text:p text:style-name="P1"/>
      <text:p text:style-name="P1">Данный документ описывает изменения произведённые единой <text:span text:style-name="T19">иерархией</text:span> и её обоснование. Данная документация может быть в конце концов включена в основную документацию контрольных групп <text:span text:style-name="T19">(Прим. перевода: на момент перевода данная документация уже включена в основную документацию)</text:span>.</text:p>
      <text:p text:style-name="P1"/>
      <text:p text:style-name="P29">Содержание</text:p>
      <text:p text:style-name="P29">1. Введение</text:p>
      <text:p text:style-name="P29">2. Основные операции</text:p>
      <text:p text:style-name="P29">2-1. Монтирование</text:p>
      <text:p text:style-name="P29">2-2. cgroup.subtree_control</text:p>
      <text:p text:style-name="P29">2-3. cgroup.controllers</text:p>
      <text:p text:style-name="P29">3. Структурные ограничения</text:p>
      <text:p text:style-name="P29">3-1. <text:span text:style-name="T10">Верхний-нижний</text:span></text:p>
      <text:p text:style-name="P29">3-2. Отсутствие внутренних задач</text:p>
      <text:p text:style-name="P29">4. Прочие изменения</text:p>
      <text:p text:style-name="P30">4-1. <text:span text:style-name="T15">Уведомления о пустых или непустых группах</text:span></text:p>
      <text:p text:style-name="P29">4-2. Прочие изменения в ядре</text:p>
      <text:p text:style-name="P29">4-3. Изменения в каждом контроллере</text:p>
      <text:p text:style-name="P29">4-3-1. blkio</text:p>
      <text:p text:style-name="P29">4-3-2. cpuset</text:p>
      <text:p text:style-name="P29">4-3-3. memory</text:p>
      <text:p text:style-name="P29">5. Запланированные изменения</text:p>
      <text:p text:style-name="P29">5-1. CAP для контроля за ресурсами</text:p>
      <text:p text:style-name="P2"/>
      <text:p text:style-name="P29">1. Введение</text:p>
      <text:p text:style-name="P2">Контрольные группы позволяют создать произвольное количество иерархий и каждая иерархия может содержать в себе произвольное количество контроллеров. В то время как они обеспечивают высокий уровень гибкости, <text:span text:style-name="T20">на практике </text:span>они не используются в полной мере.</text:p>
      <text:p text:style-name="P4">К примеру, если запущен один экземпляр каждого контроллера, тогда польза от контроллера, скажем freezer, может быть в одной иерархии вместо нескольких. Проблема усугубляется тем фактом, то контроллер не может быть перемещён вокруг иерархии в которой был распространён. Другой проблемой является то, что привязка контроллера к иерархии является жёсткой, для того что бы соответствовать точному представлению иерархии. Невозможно изменить зернистость, <text:span text:style-name="T20">которая</text:span> <text:s/>зависи<text:span text:style-name="T20">т</text:span> от специфичного контроллера.</text:p>
      <text:p text:style-name="P4"><text:span text:style-name="T1">На</text:span> <text:span text:style-name="T1">практике эти проблемы представляют большие ограничения, среди которых, контроллер может быть помещён на ту же иерархию и большинство конфигураций упорядочиваются вновь что бы поместить каждый контроллер в свою собственную иерархию. Только тесно зависимые контроллеры, такие как cpu и cpuacct, имеет смысл помещать в ту же иерархию. Это часто означает что пользовательское пространство заканчивается управлением несколькими похожими иерархиями, которые повторяют те же шаги в каждой иерархии когда необходимы операции по управлению ними.</text:span></text:p>
      <text:p text:style-name="P5">К несчастью, поддержка множественных иерархий привносит чрезмерную стоимость. Внутренняя реализация, в ядре контрольных групп, при предварительном взгляде кажется <text:soft-page-break/>ослепительно сложной, однако большая важная часть по поддержке множественных иерархий ограничивается тем, как контрольная группа используется в общем и <text:span text:style-name="T21">тем</text:span> что <text:span text:style-name="T2">делает</text:span> контроллер.</text:p>
      <text:p text:style-name="P6">Отсутствует ограничение на то, сколько иерархий может быть, <text:span text:style-name="T4">э</text:span>то означает что членство задачи в контрольной группе не может быть описано в конечную длину. Ключ может содержать переменное количество элементов, которые неограниченны в длине. <text:span text:style-name="T3">Они делают слишком неуклюжее управление, что приводит к расширению контроллеров, которые существуют только для идентификации членства в группе. Всё это обостряет оригинальную проблему.</text:span></text:p>
      <text:p text:style-name="P7">Также контроллер не может содержать любые п<text:span text:style-name="T21">одсказки что</text:span> в будущем опишет иерархию других контроллеров, которые будут включены. Каждый контроллер считает что все другие контроллеры оперируют в полностью ортогональных<text:span text:style-name="T21">(независимых)</text:span> иерархиях. Всё это делает невозможным или слишком сложным взаимодействие контроллеров друг с другом.</text:p>
      <text:p text:style-name="P7">В большинстве используемых случаев, помещение контроллеров в иерархии, которые полностью ортогональны между собой, не <text:span text:style-name="T5">требуется. Всё что обычно требуется для этого, это наличие различных уровней гранулярности, которые зависят от специфичного контроллера. Другими словами, иерархия может быть рухнувшей при просмотре из листа к корню для конкретного контроллера. К примеру, заданная конфигурация может не беспокоится о том, сколько памяти выделено между определёнными уровнями во время ожидания контроля за тем сколько циклов CPU выделено.</text:span></text:p>
      <text:p text:style-name="P8">Единая иерархия — это следующая версия интерфейса контрольных групп. Она полезна для описанных выше проблем, позволяя иметь большую структуру и в тоже время остаётся достаточно гибкой для множества случаев. Различные ситуации которые касаются общих и зависимые от контроллера интерфейсов также учтены в этом процессе.</text:p>
      <text:p text:style-name="P8"/>
      <text:p text:style-name="P32">2. Основные операции</text:p>
      <text:p text:style-name="P32"/>
      <text:p text:style-name="P32">2-1. Монтирование</text:p>
      <text:p text:style-name="P9">В данный момент, единая иерархия может быть примонтирована с использованием следующей команды. <text:span text:style-name="T22">Следует отметить, что это механизм всё ещё в состоянии разработки и запланирован для изменений в скором будущем.</text:span></text:p>
      <text:p text:style-name="P9"/>
      <text:p text:style-name="P9">mount -t cgroup -o __DEVEL__sane_behavior cgroup $MOUNT_POINT</text:p>
      <text:p text:style-name="P9"/>
      <text:p text:style-name="P9">Все контроллеры, которые поддерживают единую иерархию и не привязаны к другим иерархиям автоматически привязываются к единой иерархии и отображаются в её корне. Контроллер, который включён только в корень единой иерархии может быть привязан к другим иерархиям. Это позволяет смешивать единую иерархию с традиционными множественными иерархиями с полной обратной совместимостью.</text:p>
      <text:p text:style-name="P9">Для требований разработки, следующий загрузочный параметр делает все контроллеры видимыми в единой иерархии, поддерживается это или нет.</text:p>
      <text:p text:style-name="P9"/>
      <text:p text:style-name="P9">cgroup__DEVEL__legacy_files_on_dfl</text:p>
      <text:p text:style-name="P9"/>
      <text:p text:style-name="P9">Контроллер может быть перемещён через иерархии только после того как на контроллер не будет ссылаться текущая иерархия. Поскольку состоян<text:span text:style-name="T6">ие</text:span> контроллеров для каждой контрольной группы уничтожа<text:span text:style-name="T6">ется</text:span> асинхронно и контроллер может содержать затяжные ссылки, контроллер может не быть показан немедленно <text:span text:style-name="T6">в единой иерархии после последнего размонтирования в предыдущей иерархии. Схожим образом контроллер должен быть полностью выключенным что бы быть перемещённым из единой иерархии. Как результат может пройти некоторое время для отключённого контроллера что бы ему стать видимым в других иерархиях. Таким же образом, в </text:span><text:soft-page-break/><text:span text:style-name="T6">зависимости от зависимостей между контроллерами, другие контроллеры возможно придётся отключить также. </text:span></text:p>
      <text:p text:style-name="P10">Поскольку данный механизм динамического перемещения между группами используется для собственных конфигураций и конфигураций в разработке, их использование на производстве(production use) строго не рекомендуется. <text:s/>Рекомендуется <text:span text:style-name="T7">выбрать иерархию и привязку контроллеров перед началом использования контроллеров.</text:span></text:p>
      <text:p text:style-name="P10"/>
      <text:p text:style-name="P33">2-2. cgroup.subtree_control</text:p>
      <text:p text:style-name="P11">Все контрольные группы в единой иерархии содержат файл «cgroup.subtree_control», который влияет на то, какой из контроллеров включён в дочерней контрольной группе. Давайте представим себе следующую иерархию:</text:p>
      <text:p text:style-name="P11"/>
      <text:p text:style-name="P11"><draw:frame draw:style-name="fr1" draw:name="graphics1" text:anchor-type="paragraph" svg:x="2.7335in" svg:y="0in" svg:width="1.4583in" svg:height="0.3854in" draw:z-index="0"><draw:image xlink:href="Pictures/100000000000008C000000251884BC4F.png" xlink:type="simple" xlink:show="embed" xlink:actuate="onLoad"/></draw:frame></text:p>
      <text:p text:style-name="P11"/>
      <text:p text:style-name="P11"/>
      <text:p text:style-name="P12">корневой (root) файл «cgroup.subtree_control» определяет какой контроллер задействован в A. А определяет, какой контроллер задействован в B. В — в С и D. Это совпадает с тем фактом, что контроллер в непосредственном подуровне используется для распространения ресурсов родителя. <text:span text:style-name="T8">Фактически, натурально считать что рычаг контроля ресурсов ребёнка содержится в его родителе. Включение контроллера в файле «cgroup.subtree_control» объявляет, что распределение соответствующих ресурсов контрольной группы будет контролироваться. Следует отметить, что это означает что контроллер включает состояние, которое становится общим среди братьев и сестёр.</text:span></text:p>
      <text:p text:style-name="P12"><text:span text:style-name="T9">Во время чтения файл содержит разделённый пробелами список контроллеров, которые в данный момент включены. Запись в файл должна содержать разделённый пробелами список контроллеров с префиксами «+» или «-»(без пробелов). Контроллеры с префиксами «+» включают, а с «-» выключают. Если контроллер содержится в списке несколько раз, последнее употребление в списке будет применено. Специфические операции выполняются автоматически — или все успешны или нет.</text:span></text:p>
      <text:p text:style-name="P12"/>
      <text:p text:style-name="P34"><text:span text:style-name="T9">2-3. cgroup.controllers</text:span></text:p>
      <text:p text:style-name="P12"><text:span text:style-name="T9">Доступный только для чтения файл «cgroup.controllers» содержит разделённый пробелами список контроллеров, которые могут быть включены в файле «cgroup.subtree_control» контрольных групп.</text:span></text:p>
      <text:p text:style-name="P13">В корневой контрольной группе этот список контроллеров, который не привязан к другим иерархиям и изменениям <text:span text:style-name="T23">содержимого</text:span> контроллеров, привязан к отвязанным от остальных иерархи<text:span text:style-name="T23">ям</text:span>.</text:p>
      <text:p text:style-name="P13">В некорневой контрольной группе содержимое данного файла равно содержимому родительского файла «cgroup.subtree_control». Как только контроллеры включены, из родителя они могут быть использованы в своих дочерних групп<text:span text:style-name="T23">ах</text:span>.</text:p>
      <text:p text:style-name="P13"/>
      <text:p text:style-name="P35">3. Структурные ограничения</text:p>
      <text:p text:style-name="P35"/>
      <text:p text:style-name="P35">3-1. <text:span text:style-name="T10">Верхний</text:span>-<text:span text:style-name="T10">нижний</text:span></text:p>
      <text:p text:style-name="P14">Так как нет смысла создавать контроль на<text:span text:style-name="T24">д</text:span> неконтролируемым ресурсом, все некорневые файлы «cgroup.subtree_control» могут содержать <text:span text:style-name="T24">только</text:span> контроллеры, которые включены в родительском файле «cgroup.subtree_control». Контроллер может быть включён только если родитель содержит контроллер включённым и контроллер не может быть выключен если один из детей содержит его включённым.</text:p>
      <text:p text:style-name="P14"><text:soft-page-break/></text:p>
      <text:p text:style-name="P36">3-2. Отсутствие внутренних задач</text:p>
      <text:p text:style-name="P15">Существует одна древняя проблема, в которой контрольная группа олицетворяет спор между задачами, которые относятся к родительской группе и её дочерним контрольным группам. <text:span text:style-name="T11">Это наследуется ужасно, в качестве двух различных типов элементов, которые конкурируют и нет очевидного пути соглашения для управления этим. Различные контроллеры делают различные действия.</text:span></text:p>
      <text:p text:style-name="P15"><text:span text:style-name="T11">Контроллер cpu содержит задачи и контрольные группы, которые эквивалентны и отображают уровни nice на вес контрольной группы. Это работает для некоторых случаев, но абсолютно не подходит когда ребёнку должен быть выделен специфический уровень циклов CPU и количество внутренних задач колеблется — уровень изменяется на постоянную величину, равную количеству колеблющихся элементов. Это также уже другая проблема. Отображение уровня nice на вес не очевидно или не универсально и существуют другие элементы управления, которые просто не доступны для задач.</text:span></text:p>
      <text:p text:style-name="P16">Контроллер blkio безоговорочно создаёт скрытый листовой узел (leaf node) для каждой контрольной группы для хранения задач. Скрытый лист содержит свою собственную копию рычагов управления с префиксом «leaf_». В то время как это позволяет <text:span text:style-name="T24">создавать</text:span> эквивалентный контроль над внутренними задачами, он содержит серьёзные недостатки. Это также добавляет экстра уровень гнездования, который может не быть необходимым. В итоге получается грязная и существенно сложная реализация. <text:span text:style-name="T24">(Прим. перевода: гнездование — некоторые интерфейсы функций) </text:span></text:p>
      <text:p text:style-name="P16">Контроллер memory в данный момент не содержит способа контроля над тем, что произойдёт между внутренними задачами и дочерними контрольными группами и его поведение не определено достаточно чисто(ясно). Были попытки добавить ad-hoc<text:span text:style-name="T24">(непосредственное)</text:span> поведение и рычаги управления для того чтобы приспособить поведение к специфичной нагрузке. Продолжая двигаться в этим направлении мы придём к проблемам, которые будут слишком сложны их разрешение будет требовать длительного периода времени.</text:p>
      <text:p text:style-name="P16"><text:span text:style-name="T12">Множество контроллеров борются с внутренними</text:span> <text:span text:style-name="T12">задачами и им приходится действовать различными способами для разрешения проблем. К сожалению все подходы, используемые сейчас, имеют некоторые недостатки и следовательно конкретно различные меры поведения делают контрольную группу в целом противоречивой.</text:span></text:p>
      <text:p text:style-name="P17">Становится понятным, что необходимо что-то адресуемое <text:span text:style-name="T13">предварительно</text:span> из ядра контрольной группы в унифицированной форме. Таким образом <text:span text:style-name="T13">эти</text:span> контроллеры не будут беспокоится про <text:span text:style-name="T24">про </text:span>это и контрольная группа как одно целое будет отображать последовательное и логическое поведение. Для достижения этого, единая иерархия убеждается в том, что следующая структура ограничена:</text:p>
      <text:p text:style-name="P18">******</text:p>
      <text:p text:style-name="P18"><text:span text:style-name="T13"><text:s text:c="2"/>Кроме корневой контрольной группы, только контрольные группы, которые не содержат ни одной задачи могут содержать контроллеры, включённые в файлы «cgroup.subtree_control».</text:span></text:p>
      <text:p text:style-name="P17">******</text:p>
      <text:p text:style-name="P19">Комбинируясь с другими параметрами, это гарантирует, что когда контроллер просматривается как часть иерархии, которая задействована, задачи всегда будут в листьях. Эти правила становятся недействительными в ситуациях, когда дочерняя контрольная группа соревнуется с внутренними задачами в родительской группе.</text:p>
      <text:p text:style-name="P20">Следует отметить два момента. Во первых, корневая контрольная группа освобождается от ограничений. Корень содержит задачи и анонимное потребление ресурсов которое не может быть ассоциировано с любой другой контрольной группой и требует специальной обработки из большинства контроллеров. Как <text:span text:style-name="T25">именно</text:span> ресурс потребляется в корневой контрольной группе регулируется при подключении каждого контроллера.</text:p>
      <text:p text:style-name="P21"><text:soft-page-break/>Во вторых, ограничения не влияют, если они не задействован<text:span text:style-name="T25">ы</text:span> файле «cgroup.subtree_contol» контрольной группы. Это важно т.к. в противном случае не возможно будет создать дочернюю группу населённой группы. Для контроля распространения ресурсов контрольной группы, она должна создать дочернюю группу и перенести все задачи в неё перед тем как задействовать контроллеры в своём файле «cgroup.subtree_control».</text:p>
      <text:p text:style-name="P21"/>
      <text:p text:style-name="P37">4. Прочие изменения</text:p>
      <text:p text:style-name="P37"/>
      <text:p text:style-name="P37">4.-1. <text:span text:style-name="T15">Уведомления о пустых или непустых группах</text:span></text:p>
      <text:p text:style-name="P21">Пользователи контрольных групп часто нуждаются в наличии способа определить когда субиерархии контрольных групп станут пустыми чтобы затем их почистить. В данный момент контрольные группы предлагают release_agent для этих целей. К несчастью этот механизм пронизан ошибками.</text:p>
      <text:p text:style-name="P21">- <text:span text:style-name="T14">Он доставляет события выполняя fork и exec приложения, заданного в release_agent, из пользовательского окружения. Это длинный и устарелый метод доставки уведомлений. Он слишком тяжёлый, медленный и громоздкий в интеграции с большой инфрастуктурой.</text:span></text:p>
      <text:p text:style-name="P21">- <text:span text:style-name="T14">Существует единственная точка наблюдения за этим, которая находится в корне. Не существует способа делегировать управление в поддереве.</text:span></text:p>
      <text:p text:style-name="P21">- <text:span text:style-name="T14">События являются нерекурсивными. Они срабатывают, когда контрольная группе на содержит задач в дочерних контрольных группах. События для внутренних узлов срабатывают только после удаления всех дочерних. Это вновь создаёт ситуацию невозможности делегировать их в поддереве.</text:span></text:p>
      <text:p text:style-name="P21">- <text:span text:style-name="T14">События фильтруются со стороны ядра. Файл «notify_on_release» используется для подписки или подавления сработавших событий. Это не обязательно сложно и вероятно хорошо следовать</text:span></text:p>
      <text:p text:style-name="P22">этому способу, поскольку доставка событий сама по себе была дорога. </text:p>
      <text:p text:style-name="P23">Единая иерархия реализовывает файл интерфейса «cgroup.populated», который может быть использован для наблюдения, когда подиерархия контрольной группы содержит или не содержит задачи. Значение в файле равно 0 если нет задачи в контрольной группе или её подгруппах. В противном случае — 1. События poll и [id]notify срабатывают когда значение меняется.</text:p>
      <text:p text:style-name="P23">Данный способ значительно легче и проще, а также обычно позволяет делегировать управление подиерархией — мониторинг подиерархии может блокировать дальнейшее распространение достаточно просто, помещая себя или другой процесс в подиерархию, а затем наблюдать за событиями, в которых есть интерес, без вмешательства в дальнейшее дерево.</text:p>
      <text:p text:style-name="P23">В единой иерархии, механизм release_agent более не поддерживается, а файлы интерфейса «release_agent» и «notify_on_release» не существуют.</text:p>
      <text:p text:style-name="P23"/>
      <text:p text:style-name="P38">4-2. Прочие изменения в ядре</text:p>
      <text:p text:style-name="P24">- Опции при монтировании не разрешены.</text:p>
      <text:p text:style-name="P24">- Не разрешён remount.</text:p>
      <text:p text:style-name="P24">- Не разрешён rename(2).</text:p>
      <text:p text:style-name="P24">- Файл «tasks» удалён. Всё должно быть в гранулировании процесса. Вместо этого используйте «cgroups.procs».</text:p>
      <text:p text:style-name="P24">- Файл «cgroups.procs» не отсортирован. Идентификаторы процесса будут уникальными если не получены повторно при последующих чтениях.</text:p>
      <text:p text:style-name="P24">- Файл «cgroup.clone_children» удалён.</text:p>
      <text:p text:style-name="P24"/>
      <text:p text:style-name="P38">4-3. Изменения в каждом контроллере</text:p>
      <text:p text:style-name="P38"/>
      <text:p text:style-name="P38">4-3-1. blkio</text:p>
      <text:p text:style-name="P24"><text:soft-page-break/>- blk-throttle становится действительно иерархичн<text:span text:style-name="T25">ым</text:span>.</text:p>
      <text:p text:style-name="P24"/>
      <text:p text:style-name="P38">4-3-2. cpuset</text:p>
      <text:p text:style-name="P24">- Задачи хранятся в пустых cpuset-ах после горячего подключения и получают маску ближайшего непустого предка, вместо перемещения к нему.</text:p>
      <text:p text:style-name="P24">- Задача может быть перемещена в пустой cpuset, и вновь она получает маску своего ближа<text:span text:style-name="T16">й</text:span>шего предка.</text:p>
      <text:p text:style-name="P24"/>
      <text:p text:style-name="P38">4-3-3. memory</text:p>
      <text:p text:style-name="P24">- use_hierarchy задействовано по умолчанию и файл контрольной группы для флага не создан.</text:p>
      <text:p text:style-name="P24"/>
      <text:p text:style-name="P31">5. Запланированные изменения</text:p>
      <text:p text:style-name="P3"/>
      <text:p text:style-name="P31">5-1. CAP для контроля за ресурсами</text:p>
      <text:p text:style-name="P25">Единая иерархия требует одной из <text:span text:style-name="T25">capabilities</text:span>(7), которую необходимо определить, для всех рычагов управления соответствующими ресурсами. Процесс организации операци<text:span text:style-name="T26">й</text:span> <text:span text:style-name="T28">состоит в </text:span><text:s/>создани<text:span text:style-name="T28">и</text:span> контрольных подгрупп и миграци<text:span text:style-name="T28">и</text:span> процессов в подиерархиях. <text:span text:style-name="T28">Всё это</text:span> может быть делегирован<text:span text:style-name="T28">о</text:span> путём изменения владельца и/или прав директории контрольной группы и файла интерфейса «cgroup.procs». Однако все операции, которые влияют на контроль ресурсов — записываются в файл «cgroup.subtree_control» или другой, специфичный для контроллера, рыча<text:span text:style-name="T26">г, следовательно они </text:span>будут явно требоваться CAP привилегии.</text:p>
      <text:p text:style-name="P26">Всё это, в частности, для предотвращения интерфейса контрольной группы от проведения, ненароком, интерфейсом API непривилегированных действий. Контрольная группа разоблачает различные аспекты системы в способах, которые не должным образом используются обычными программами. Этот интерфейс гораздо ближе к рычагам sysctl чем к системным вызовам. Даже базовая модель доступа, основанная отчасти на файловой системе, не подходит для прямых затрат. Нет способа получить доступ к «my cgroup» без отсутствия гонки или выполняя несколько операций как единое целое вместо миграции к другой контрольной группе.</text:p>
      <text:p text:style-name="P26">Следующим аспектом, для улучшения или ухудшения, <text:span text:style-name="T27">является то, что</text:span> интерфейс контрольных групп проходит, <text:span text:style-name="T27">из далека,</text:span> через меньшее изучение чем обычный интерфейс для непривилегированного пользовательского окружения. <text:span text:style-name="T17">Вершиной контрольных групп является возможность быть использованным тем параметрам в которых нет необходимости во время обычного использования в конкретном отрезке времени. Они предлагают относительно короткий путь между внутренними деталями и видимым интерфейсом пользователя. Конечно это укорачивание приходит с высоким риском. Мы идём через общий интерфейс API ядра, что в итоге может стать конечной точкой утечки внутренних деталей из-за которых появится головная боль в виде блокировки ядра.</text:span></text:p>
      <text:p text:style-name="P27">Также, учитываю специфичную натуру, контрольная группа и её контроллеры не имеет тенденцию привлекать внимание <text:span text:style-name="T27">из </text:span>широкого диапазона разработчиков. Короткая история контрольных групп уже чревата несколькими недоработанными интерфейсами, ненужными обязательствами, сломанными или опасными реализациями некоторых свойств.</text:p>
      <text:p text:style-name="P28">Удержива<text:span text:style-name="T27">ть</text:span> контрольную группу как административный интерфейс является обоюдно выгодным и <text:span text:style-name="T18">крайне необходимым. Некоторые из свойств контрольной группы могут иметь смысл для непривилегированного доступа. Если считается оправданным, далее должны быть абстрагированы и реализованны различные интерфейсы. Они могут присутствовать в качестве системных вызовов или файлов контрольных группы.</text:span></text:p>
      <text:p text:style-name="P28"><text:span text:style-name="T18">Требование CAP является не полным решением однако должно служить как значительное сдерживание вместо распыления использования контрольной группы с непривилегированными программами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16:28:52.822741255</meta:creation-date>
    <dc:date>2015-01-10T01:03:59.803055680</dc:date>
    <meta:editing-duration>PT8H19M35S</meta:editing-duration>
    <meta:editing-cycles>43</meta:editing-cycles>
    <meta:generator>LibreOffice/4.1.6.2$Linux_X86_64 LibreOffice_project/410m0$Build-2</meta:generator>
    <meta:document-statistic meta:table-count="0" meta:image-count="1" meta:object-count="0" meta:page-count="6" meta:paragraph-count="98" meta:word-count="2286" meta:character-count="17961" meta:non-whitespace-character-count="15743"/>
  </office:meta>
</office:document-meta>
</file>